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>
            <text:p>Kernel_cpu_0</text:p>
          </table:table-cell>
          <table:table-cell office:value-type="string">
            <text:p>Kernel_cpu_1</text:p>
          </table:table-cell>
          <table:table-cell office:value-type="string">
            <text:p>Kernel_cpu_2</text:p>
          </table:table-cell>
          <table:table-cell office:value-type="string">
            <text:p>Kernel_cpu_3</text:p>
          </table:table-cell>
          <table:table-cell office:value-type="string">
            <text:p>Kernel_cpu_4</text:p>
          </table:table-cell>
          <table:table-cell office:value-type="string">
            <text:p>Kernel_cpu_5</text:p>
          </table:table-cell>
          <table:table-cell>
            <draw:frame table:end-cell-address="Sheet1.S48" table:end-x="2.209cm" table:end-y="0.398cm" draw:z-index="0" draw:style-name="gr1" svg:width="29.197cm" svg:height="21.171cm" svg:x="0.11cm" svg:y="0.37cm">
              <draw:object draw:notify-on-update-of-ranges="Sheet1.A1:Sheet1.A1 Sheet1.A2:Sheet1.A1001 Sheet1.B1:Sheet1.B1 Sheet1.B2:Sheet1.B1001 Sheet1.C1:Sheet1.C1 Sheet1.C2:Sheet1.C1001 Sheet1.D1:Sheet1.D1 Sheet1.D2:Sheet1.D1001 Sheet1.E1:Sheet1.E1 Sheet1.E2:Sheet1.E1001 Sheet1.F1:Sheet1.F1 Sheet1.F2:Sheet1.F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6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office:value-type="float" office:value="200032">
            <text:p>200032</text:p>
          </table:table-cell>
          <table:table-cell office:value-type="float" office:value="200028">
            <text:p>200028</text:p>
          </table:table-cell>
          <table:table-cell table:number-columns-repeated="2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4"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/>
        </table:table-row>
        <table:table-row table:style-name="ro1">
          <table:table-cell table:number-columns-repeated="4" office:value-type="float" office:value="200032">
            <text:p>200032</text:p>
          </table:table-cell>
          <table:table-cell office:value-type="float" office:value="200036">
            <text:p>200036</text:p>
          </table:table-cell>
          <table:table-cell office:value-type="float" office:value="200032">
            <text:p>200032</text:p>
          </table:table-cell>
          <table:table-cell/>
        </table:table-row>
        <table:table-row table:style-name="ro1">
          <table:table-cell table:number-columns-repeated="2" office:value-type="float" office:value="200032">
            <text:p>200032</text:p>
          </table:table-cell>
          <table:table-cell table:number-columns-repeated="2" office:value-type="float" office:value="200036">
            <text:p>200036</text:p>
          </table:table-cell>
          <table:table-cell table:number-columns-repeated="2" office:value-type="float" office:value="200032">
            <text:p>20003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6:0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0T16:06:55</dc:date>
    <dc:creator>Etienne </dc:creator>
    <meta:generator>OpenOffice.org/3.2$Unix OpenOffice.org_project/320m12$Build-9483</meta:generator>
    <meta:editing-duration>PT00H11M48S</meta:editing-duration>
    <meta:editing-cycles>2</meta:editing-cycles>
    <meta:document-statistic meta:table-count="1" meta:cell-count="60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00000" chart:maximum="235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98cm" svg:height="21.172cm" xlink:href=".." chart:class="chart:line" chart:style-name="ch1">
        <chart:legend chart:legend-position="end" svg:x="26.192cm" svg:y="9.367cm" chart:style-name="ch2"/>
        <chart:plot-area chart:style-name="ch3" table:cell-range-address="Sheet1.A1:Sheet1.F1001" chart:data-source-has-labels="row" svg:x="0.583cm" svg:y="0.423cm" svg:width="25.027cm" svg:height="19.90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001" chart:label-cell-address="Sheet1.A1:Sheet1.A1" chart:class="chart:line">
            <chart:data-point chart:repeated="1000"/>
          </chart:series>
          <chart:series chart:style-name="ch8" chart:values-cell-range-address="Sheet1.B2:Sheet1.B1001" chart:label-cell-address="Sheet1.B1:Sheet1.B1" chart:class="chart:line">
            <chart:data-point chart:repeated="1000"/>
          </chart:series>
          <chart:series chart:style-name="ch9" chart:values-cell-range-address="Sheet1.C2:Sheet1.C1001" chart:label-cell-address="Sheet1.C1:Sheet1.C1" chart:class="chart:line">
            <chart:data-point chart:repeated="1000"/>
          </chart:series>
          <chart:series chart:style-name="ch10" chart:values-cell-range-address="Sheet1.D2:Sheet1.D1001" chart:label-cell-address="Sheet1.D1:Sheet1.D1" chart:class="chart:line">
            <chart:data-point chart:repeated="1000"/>
          </chart:series>
          <chart:series chart:style-name="ch11" chart:values-cell-range-address="Sheet1.E2:Sheet1.E1001" chart:label-cell-address="Sheet1.E1:Sheet1.E1" chart:class="chart:line">
            <chart:data-point chart:repeated="1000"/>
          </chart:series>
          <chart:series chart:style-name="ch12" chart:values-cell-range-address="Sheet1.F2:Sheet1.F1001" chart:label-cell-address="Sheet1.F1:Sheet1.F1" chart:class="chart:line"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Kernel_cpu_0</text:p>
              </table:table-cell>
              <table:table-cell office:value-type="string">
                <text:p text:id="Sheet1.B1:Sheet1.B1">Kernel_cpu_1</text:p>
              </table:table-cell>
              <table:table-cell office:value-type="string">
                <text:p text:id="Sheet1.C1:Sheet1.C1">Kernel_cpu_2</text:p>
              </table:table-cell>
              <table:table-cell office:value-type="string">
                <text:p text:id="Sheet1.D1:Sheet1.D1">Kernel_cpu_3</text:p>
              </table:table-cell>
              <table:table-cell office:value-type="string">
                <text:p text:id="Sheet1.E1:Sheet1.E1">Kernel_cpu_4</text:p>
              </table:table-cell>
              <table:table-cell office:value-type="string">
                <text:p text:id="Sheet1.F1:Sheet1.F1">Kernel_cpu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32">
                <text:p text:id="Sheet1.A2:Sheet1.A1001">200032</text:p>
              </table:table-cell>
              <table:table-cell office:value-type="float" office:value="200032">
                <text:p text:id="Sheet1.B2:Sheet1.B1001">200032</text:p>
              </table:table-cell>
              <table:table-cell office:value-type="float" office:value="200032">
                <text:p text:id="Sheet1.C2:Sheet1.C1001">200032</text:p>
              </table:table-cell>
              <table:table-cell office:value-type="float" office:value="200032">
                <text:p text:id="Sheet1.D2:Sheet1.D1001">200032</text:p>
              </table:table-cell>
              <table:table-cell office:value-type="float" office:value="200032">
                <text:p text:id="Sheet1.E2:Sheet1.E1001">200032</text:p>
              </table:table-cell>
              <table:table-cell office:value-type="float" office:value="200032">
                <text:p text:id="Sheet1.F2:Sheet1.F1001">2000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32">
                <text:p>200032</text:p>
              </table:table-cell>
              <table:table-cell office:value-type="float" office:value="200028">
                <text:p>2000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  <table:table-cell office:value-type="float" office:value="200036">
                <text:p>200036</text:p>
              </table:table-cell>
              <table:table-cell office:value-type="float" office:value="200036">
                <text:p>200036</text:p>
              </table:table-cell>
              <table:table-cell office:value-type="float" office:value="200032">
                <text:p>200032</text:p>
              </table:table-cell>
              <table:table-cell office:value-type="float" office:value="200032">
                <text:p>200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